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677"/>
    </style:style>
    <style:style style:name="P2" style:family="paragraph" style:parent-style-name="Standard">
      <style:text-properties officeooo:paragraph-rsid="002a8c93"/>
    </style:style>
    <style:style style:name="P3" style:family="paragraph" style:parent-style-name="Standard">
      <style:text-properties officeooo:paragraph-rsid="002a9d57"/>
    </style:style>
    <style:style style:name="P4" style:family="paragraph" style:parent-style-name="Standard">
      <style:text-properties officeooo:rsid="002ba32a" officeooo:paragraph-rsid="001ea271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278fc3"/>
    </style:style>
    <style:style style:name="P8" style:family="paragraph" style:parent-style-name="Standard">
      <style:text-properties officeooo:paragraph-rsid="003896f8"/>
    </style:style>
    <style:style style:name="P9" style:family="paragraph" style:parent-style-name="Standard">
      <style:paragraph-properties fo:margin-top="0.101cm" fo:margin-bottom="0.101cm" loext:contextual-spacing="false"/>
      <style:text-properties officeooo:paragraph-rsid="00278fc3"/>
    </style:style>
    <style:style style:name="P10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3b6b77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paragraph-rsid="002a9d57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paragraph-rsid="00278fc3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officeooo:paragraph-rsid="002a9d57"/>
    </style:style>
    <style:style style:name="P14" style:family="paragraph" style:parent-style-name="Standard" style:list-style-name="L1">
      <style:text-properties officeooo:paragraph-rsid="001ea271"/>
    </style:style>
    <style:style style:name="P15" style:family="paragraph" style:parent-style-name="Standard" style:list-style-name="L1">
      <style:text-properties officeooo:rsid="002a9d57" officeooo:paragraph-rsid="002a9d57"/>
    </style:style>
    <style:style style:name="P16" style:family="paragraph" style:parent-style-name="Standard" style:list-style-name="L3">
      <style:text-properties officeooo:paragraph-rsid="0036c1b5"/>
    </style:style>
    <style:style style:name="P17" style:family="paragraph" style:parent-style-name="Standard" style:list-style-name="L3">
      <style:text-properties fo:font-weight="bold" officeooo:rsid="0036c1b5" officeooo:paragraph-rsid="0036c1b5" style:font-weight-asian="bold" style:font-weight-complex="bold"/>
    </style:style>
    <style:style style:name="P18" style:family="paragraph" style:parent-style-name="Standard" style:list-style-name="L1">
      <style:text-properties fo:font-weight="bold" officeooo:paragraph-rsid="002a8c93" style:font-weight-asian="bold" style:font-weight-complex="bold"/>
    </style:style>
    <style:style style:name="P19" style:family="paragraph" style:parent-style-name="Standard" style:list-style-name="L3">
      <style:text-properties officeooo:rsid="0036c1b5" officeooo:paragraph-rsid="0036c1b5"/>
    </style:style>
    <style:style style:name="P20" style:family="paragraph" style:parent-style-name="Standard" style:list-style-name="L1">
      <style:text-properties fo:font-weight="normal" officeooo:paragraph-rsid="002a8c93" style:font-weight-asian="normal" style:font-weight-complex="normal"/>
    </style:style>
    <style:style style:name="P21" style:family="paragraph" style:parent-style-name="Standard" style:list-style-name="L2">
      <style:paragraph-properties fo:margin-top="0.101cm" fo:margin-bottom="0.101cm" loext:contextual-spacing="false"/>
      <style:text-properties officeooo:rsid="0034b7e9" officeooo:paragraph-rsid="0034b7e9"/>
    </style:style>
    <style:style style:name="P22" style:family="paragraph" style:parent-style-name="Standard" style:list-style-name="L2">
      <style:paragraph-properties fo:margin-top="0.101cm" fo:margin-bottom="0.101cm" loext:contextual-spacing="false"/>
      <style:text-properties officeooo:rsid="0034b7e9" officeooo:paragraph-rsid="003993a7"/>
    </style:style>
    <style:style style:name="P23" style:family="paragraph" style:parent-style-name="Standard" style:list-style-name="L2">
      <style:paragraph-properties fo:margin-top="0.101cm" fo:margin-bottom="0.101cm" loext:contextual-spacing="false"/>
      <style:text-properties officeooo:rsid="0034b7e9" officeooo:paragraph-rsid="003d5007"/>
    </style:style>
    <style:style style:name="P24" style:family="paragraph" style:parent-style-name="Standard" style:list-style-name="L2">
      <style:paragraph-properties fo:margin-top="0.101cm" fo:margin-bottom="0.101cm" loext:contextual-spacing="false"/>
      <style:text-properties officeooo:paragraph-rsid="00278fc3"/>
    </style:style>
    <style:style style:name="P25" style:family="paragraph" style:parent-style-name="Standard" style:list-style-name="L2">
      <style:paragraph-properties fo:margin-top="0.101cm" fo:margin-bottom="0.101cm" loext:contextual-spacing="false"/>
      <style:text-properties fo:font-weight="normal" officeooo:rsid="0034b7e9" officeooo:paragraph-rsid="003d5007" style:font-weight-asian="normal" style:font-weight-complex="normal"/>
    </style:style>
    <style:style style:name="P26" style:family="paragraph" style:parent-style-name="Standard" style:list-style-name="L2">
      <style:paragraph-properties fo:margin-top="0.101cm" fo:margin-bottom="0.101cm" loext:contextual-spacing="false"/>
      <style:text-properties fo:font-weight="normal" officeooo:rsid="003d5007" officeooo:paragraph-rsid="003d5007" style:font-weight-asian="normal" style:font-weight-complex="normal"/>
    </style:style>
    <style:style style:name="T1" style:family="text">
      <style:text-properties officeooo:rsid="00247b8f"/>
    </style:style>
    <style:style style:name="T2" style:family="text">
      <style:text-properties officeooo:rsid="002d5b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93a7" style:font-weight-asian="bold" style:font-weight-complex="bold"/>
    </style:style>
    <style:style style:name="T5" style:family="text">
      <style:text-properties fo:font-weight="bold" officeooo:rsid="003f1f26" style:font-weight-asian="bold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36c1b5" style:font-size-asian="15pt" style:font-weight-asian="bold" style:font-size-complex="15pt" style:font-weight-complex="bold"/>
    </style:style>
    <style:style style:name="T8" style:family="text">
      <style:text-properties officeooo:rsid="0036b745"/>
    </style:style>
    <style:style style:name="T9" style:family="text">
      <style:text-properties officeooo:rsid="003896f8"/>
    </style:style>
    <style:style style:name="T10" style:family="text">
      <style:text-properties fo:font-size="12pt" officeooo:rsid="001e5c2e" style:font-size-asian="12pt" style:font-size-complex="12pt"/>
    </style:style>
    <style:style style:name="T11" style:family="text">
      <style:text-properties fo:font-size="12pt" officeooo:rsid="003c76d3" style:font-size-asian="12pt" style:font-size-complex="12pt"/>
    </style:style>
    <style:style style:name="T12" style:family="text">
      <style:text-properties officeooo:rsid="0039e4dd"/>
    </style:style>
    <style:style style:name="T13" style:family="text">
      <style:text-properties officeooo:rsid="003b0daf"/>
    </style:style>
    <style:style style:name="T14" style:family="text">
      <style:text-properties officeooo:rsid="003f1f26"/>
    </style:style>
    <style:style style:name="T15" style:family="text">
      <style:text-properties officeooo:rsid="0036c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anshi Singh</text:p>
      <text:p text:style-name="P10">devanshisingh6b@gmail.com | 9953471696 <text:span text:style-name="T13">| Prayagraj, Uttar Pradesh – 211002 <text:s/></text:span></text:p>
      <text:p text:style-name="P11"/>
      <text:p text:style-name="P3"><text:span text:style-name="T6">Summary</text:span><text:tab/></text:p>
      <text:p text:style-name="P3"/>
      <text:p text:style-name="P8"><text:span text:style-name="T9">Ambitious and hard working third year undergraduate student in MBA Tech in Computer Science and a Data Science enthusiast. </text:span><text:span text:style-name="T10">Adaptable and driven with strong work ethic </text:span><text:span text:style-name="T11">with</text:span><text:span text:style-name="T10"> ability to thrive in team-based or individually motivated settings.</text:span></text:p>
      <text:p text:style-name="Standard"/>
      <text:p text:style-name="P6">Education</text:p>
      <text:p text:style-name="Standard"/>
      <text:list xml:id="list3843826589" text:style-name="L1">
        <text:list-item>
          <text:p text:style-name="P18">MBA Tech in Computer Science</text:p>
          <text:p text:style-name="P20">Narsee Monjee Institue Of Management Studies, Shirpur</text:p>
          <text:p text:style-name="P13">Expected in 2023</text:p>
          <text:p text:style-name="P15"><text:span text:style-name="T2">Scored </text:span>3.<text:span text:style-name="T8">53</text:span> / 4.0 (till date)</text:p>
        </text:list-item>
      </text:list>
      <text:p text:style-name="P2"/>
      <text:list xml:id="list152639175158964" text:continue-numbering="true" text:style-name="L1">
        <text:list-item>
          <text:p text:style-name="P18">B. Tech (Hons.) in Machine Learning And Data Analytics</text:p>
          <text:p text:style-name="P14">Narsee Monjee Institue Of Management Studies, Shirpur</text:p>
          <text:p text:style-name="P13">Expected in 2022</text:p>
        </text:list-item>
      </text:list>
      <text:p text:style-name="P4"/>
      <text:p text:style-name="P12">Certifications</text:p>
      <text:p text:style-name="P7"/>
      <text:list xml:id="list3058009972" text:style-name="L2">
        <text:list-item>
          <text:p text:style-name="P23">Professional Certificate in <text:span text:style-name="T3">Applied AI</text:span> offered by IBM</text:p>
          <text:list>
            <text:list-item>
              <text:p text:style-name="P23">Introduction to AI</text:p>
            </text:list-item>
            <text:list-item>
              <text:p text:style-name="P23">Getting Started with AI using IBM Watson</text:p>
            </text:list-item>
            <text:list-item>
              <text:p text:style-name="P23">Python for Data Science and AI</text:p>
            </text:list-item>
            <text:list-item>
              <text:p text:style-name="P25">Introduction to Computer Vision with Watson and OpenCV</text:p>
            </text:list-item>
          </text:list>
        </text:list-item>
        <text:list-item>
          <text:p text:style-name="P26">30 day webinar <text:span text:style-name="T14">on </text:span><text:span text:style-name="T5">AI using Python </text:span><text:span text:style-name="T14">offered by Pantech Solutions</text:span></text:p>
        </text:list-item>
        <text:list-item>
          <text:p text:style-name="P21"><text:span text:style-name="T3">Applied Data Science</text:span> <text:s/>specialisation offered by IBM</text:p>
          <text:list>
            <text:list-item>
              <text:p text:style-name="P21">Python for Data Science and AI</text:p>
            </text:list-item>
            <text:list-item>
              <text:p text:style-name="P21">Data Analysis with Python</text:p>
            </text:list-item>
            <text:list-item>
              <text:p text:style-name="P21">Data Visualisation with Python</text:p>
            </text:list-item>
            <text:list-item>
              <text:p text:style-name="P21">Applied Data Science Capstone</text:p>
            </text:list-item>
          </text:list>
        </text:list-item>
        <text:list-item>
          <text:p text:style-name="P21">1 week FDP programme on <text:span text:style-name="T3">Data Science for Engineering Problem Solving</text:span> offered by SKNCOE, Pune</text:p>
        </text:list-item>
        <text:list-item>
          <text:p text:style-name="P22">1 week FDP programme on <text:span text:style-name="T4">Research Trends in Medical Imgaging</text:span> offered by SKNCOE, Pune</text:p>
        </text:list-item>
        <text:list-item>
          <text:p text:style-name="P24"><text:span text:style-name="T3">Machine Learning Foundations: A Case Study Approach </text:span><text:span text:style-name="T1">by University of Washington</text:span></text:p>
        </text:list-item>
      </text:list>
      <text:p text:style-name="P9"/>
      <text:p text:style-name="P1"><text:span text:style-name="T7">Work </text:span><text:span text:style-name="T6">Experience</text:span></text:p>
      <text:p text:style-name="P1"/>
      <text:list xml:id="list2684204208" text:style-name="L3">
        <text:list-item>
          <text:p text:style-name="P17">Data Science and Business Analytics <text:span text:style-name="T12">Internship</text:span></text:p>
          <text:p text:style-name="P19">The Sparks Foundation</text:p>
          <text:p text:style-name="P16"><text:span text:style-name="T15">October, 202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9:33:41.608865536</meta:creation-date>
    <dc:date>2020-11-15T15:26:37.733379132</dc:date>
    <meta:editing-duration>PT1H53M43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34" meta:character-count="1404" meta:non-whitespace-character-count="1220"/>
  </office:meta>
</office:document-meta>
</file>